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85cm"/>
    </style:style>
    <style:style style:name="gr2" style:family="graphic" style:parent-style-name="Standard_5f_1">
      <style:graphic-properties draw:stroke="none" svg:stroke-color="#000000" draw:fill="none" draw:fill-color="#ffffff" fo:min-height="3.85cm"/>
    </style:style>
    <style:style style:name="gr3" style:family="graphic" style:parent-style-name="Standard_5f_1">
      <style:graphic-properties draw:stroke="none" svg:stroke-color="#000000" draw:fill="none" draw:fill-color="#ffffff" fo:min-height="5.689cm"/>
    </style:style>
    <style:style style:name="gr4" style:family="graphic" style:parent-style-name="Standard_5f_3">
      <style:graphic-properties draw:stroke="none" svg:stroke-color="#000000" draw:fill="none" draw:fill-color="#ffffff" fo:min-height="4.95cm"/>
    </style:style>
    <style:style style:name="gr5" style:family="graphic" style:parent-style-name="Standard_5f_4">
      <style:graphic-properties draw:stroke="none" svg:stroke-color="#000000" draw:fill="none" draw:fill-color="#ffffff" fo:min-height="4.95cm"/>
    </style:style>
    <style:style style:name="P1" style:family="paragraph">
      <loext:graphic-properties draw:fill="none" draw:fill-color="#ffffff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text-properties fo:font-size="18pt"/>
    </style:style>
    <style:style style:name="T1" style:family="text">
      <style:text-properties fo:font-variant="normal" fo:text-transform="none" fo:color="#00a933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800080" fo:font-weight="normal" style:font-weight-asian="normal" style:font-weight-complex="normal"/>
    </style:style>
    <style:style style:name="T4" style:family="text">
      <style:text-properties fo:color="#00a933"/>
    </style:style>
    <style:style style:name="T5" style:family="text">
      <style:text-properties fo:color="#800080"/>
    </style:style>
    <style:style style:name="T6" style:family="text">
      <style:text-properties fo:font-variant="normal" fo:text-transform="none" fo:color="#2a6099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2a6099" fo:font-weight="normal" style:font-weight-asian="normal" style:font-weight-complex="normal"/>
    </style:style>
    <style:style style:name="T8" style:family="text">
      <style:text-properties fo:color="#2a6099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800080" fo:font-size="18pt" fo:font-weight="normal" style:font-weight-asian="normal" style:font-weight-complex="normal"/>
    </style:style>
    <style:style style:name="T12" style:family="text">
      <style:text-properties fo:color="#2a6099" fo:font-size="18pt" fo:font-weight="normal" style:font-weight-asian="normal" style:font-weight-complex="normal"/>
    </style:style>
    <style:style style:name="T13" style:family="text">
      <style:text-properties fo:font-size="18pt"/>
    </style:style>
    <style:style style:name="T14" style:family="text">
      <style:text-properties fo:color="#800080" fo:font-size="18pt"/>
    </style:style>
    <style:style style:name="T15" style:family="text">
      <style:text-properties fo:color="#2a6099" fo:font-size="18pt"/>
    </style:style>
    <style:style style:name="T16" style:family="text">
      <style:text-properties fo:font-variant="normal" fo:text-transform="none" fo:color="#80008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a933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3</text:span><text:span text:style-name="T2"> </text:span><text:span text:style-name="T3">+</text:span> <text:span text:style-name="T4">5</text:span></text:p>
            <text:p/>
            <text:p><text:span text:style-name="T5">lila: Operator +</text:span></text:p>
            <text:p><text:span text:style-name="T4">grün: Operanden (3,5)</text:span></text:p>
          </draw:text-box>
        </draw:frame>
      </draw:page>
      <draw:page draw:name="page2" draw:style-name="dp1" draw:master-page-name="Standard">
        <draw:frame draw:style-name="gr2" draw:text-style-name="P1" draw:layer="layout" svg:width="8.4cm" svg:height="4.1cm" svg:x="4.5cm" svg:y="3.2cm">
          <draw:text-box>
            <text:p><text:span text:style-name="T6">o</text:span><text:span text:style-name="T3">.</text:span><text:span text:style-name="T7">v</text:span>;</text:p>
            <text:p/>
            <text:p text:style-name="P2"><text:span text:style-name="T5">lila: Operator .</text:span></text:p>
            <text:p text:style-name="P2"><text:span text:style-name="T8">blau: Operanden (Objekt o, member Variable v)</text:span></text:p>
          </draw:text-box>
        </draw:frame>
      </draw:page>
      <draw:page draw:name="page3" draw:style-name="dp1" draw:master-page-name="Standard">
        <draw:frame draw:style-name="gr3" draw:text-style-name="P1" draw:layer="layout" svg:width="9.4cm" svg:height="5.939cm" svg:x="3.9cm" svg:y="2cm">
          <draw:text-box>
            <text:p/>
            <text:p><text:span text:style-name="T9"/></text:p>
            <text:p><text:span text:style-name="T6">dosomething</text:span><text:span text:style-name="T3">()</text:span><text:span text:style-name="T10">;</text:span></text:p>
            <text:p><text:span text:style-name="T10"/></text:p>
            <text:p text:style-name="P2"><text:span text:style-name="T3">lila: Operator ()</text:span></text:p>
            <text:p><text:span text:style-name="T7">blau: Operand (Methodenname <text:s text:c="9"/>dosomething)</text:span></text:p>
          </draw:text-box>
        </draw:frame>
      </draw:page>
      <draw:page draw:name="page4" draw:style-name="dp1" draw:master-page-name="Standard">
        <draw:frame draw:style-name="gr1" draw:text-style-name="P3" draw:layer="layout" svg:width="8.7cm" svg:height="4.1cm" svg:x="4.6cm" svg:y="3.9cm">
          <draw:text-box>
            <text:p><text:span text:style-name="T11">++</text:span><text:span text:style-name="T12">a</text:span></text:p>
            <text:p><text:span text:style-name="T13"/></text:p>
            <text:p><text:span text:style-name="T14">lila: Operator ++</text:span></text:p>
            <text:p><text:span text:style-name="T6">blau: Operand (</text:span><text:span text:style-name="T15">int Variable a)</text:span></text:p>
          </draw:text-box>
        </draw:frame>
      </draw:page>
      <draw:page draw:name="page5" draw:style-name="dp1" draw:master-page-name="Standard">
        <draw:frame draw:style-name="gr1" draw:text-style-name="P1" draw:layer="layout" svg:width="8.8cm" svg:height="4.1cm" svg:x="4.4cm" svg:y="3.9cm">
          <draw:text-box>
            <text:p><text:span text:style-name="T6">b</text:span><text:span text:style-name="T16">--</text:span></text:p>
            <text:p/>
            <text:p><text:span text:style-name="T5">lila: Operator --</text:span></text:p>
            <text:p><text:span text:style-name="T8">blau: Operand (int Variable b)</text:span></text:p>
          </draw:text-box>
        </draw:frame>
      </draw:page>
      <draw:page draw:name="page6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3</text:span><text:span text:style-name="T2"> </text:span><text:span text:style-name="T16">&lt;</text:span> <text:span text:style-name="T4">5</text:span></text:p>
            <text:p/>
            <text:p><text:span text:style-name="T5">lila: Operator &lt;</text:span></text:p>
            <text:p><text:span text:style-name="T4">grün: Operanden (3,5)</text:span></text:p>
          </draw:text-box>
        </draw:frame>
      </draw:page>
      <draw:page draw:name="page7" draw:style-name="dp1" draw:master-page-name="Standard">
        <draw:frame draw:style-name="gr4" draw:text-style-name="P1" draw:layer="layout" svg:width="11.2cm" svg:height="5.2cm" svg:x="3.4cm" svg:y="3.7cm">
          <draw:text-box>
            <text:p><text:span text:style-name="T17">true</text:span><text:span text:style-name="T9"> </text:span><text:span text:style-name="T3">||</text:span><text:span text:style-name="T9"> </text:span><text:span text:style-name="T17">false</text:span></text:p>
            <text:p/>
            <text:p text:style-name="P2"><text:span text:style-name="T5">lila: Operator ||</text:span></text:p>
            <text:p><text:span text:style-name="T4">grün: Operanden (true, false)</text:span></text:p>
          </draw:text-box>
        </draw:frame>
      </draw:page>
      <draw:page draw:name="page8" draw:style-name="dp1" draw:master-page-name="Standard">
        <draw:frame draw:style-name="gr1" draw:text-style-name="P1" draw:layer="layout" svg:width="8.4cm" svg:height="4.1cm" svg:x="4.7cm" svg:y="3.7cm">
          <draw:text-box>
            <text:p><text:span text:style-name="T1">2</text:span><text:span text:style-name="T2"> </text:span><text:span text:style-name="T3">|</text:span> <text:span text:style-name="T4">71</text:span></text:p>
            <text:p/>
            <text:p><text:span text:style-name="T5">lila: Operator |</text:span></text:p>
            <text:p><text:span text:style-name="T4">grün: Operanden (2,71)</text:span></text:p>
          </draw:text-box>
        </draw:frame>
      </draw:page>
      <draw:page draw:name="page9" draw:style-name="dp1" draw:master-page-name="Standard">
        <draw:frame draw:style-name="gr5" draw:text-style-name="P1" draw:layer="layout" svg:width="11.2cm" svg:height="5.2cm" svg:x="3.9cm" svg:y="3.6cm">
          <draw:text-box>
            <text:p><text:span text:style-name="T7">a</text:span><text:span text:style-name="T9"> </text:span><text:span text:style-name="T3">+=</text:span><text:span text:style-name="T17"> 5</text:span></text:p>
            <text:p/>
            <text:p text:style-name="P2"><text:span text:style-name="T3">lila: Operator</text:span><text:span text:style-name="T5"> |</text:span></text:p>
            <text:p><text:span text:style-name="T6">blau: erster Operand</text:span></text:p>
            <text:p><text:span text:style-name="T8"><text:s text:c="9"/></text:span><text:span text:style-name="T8">(int Variable a)</text:span></text:p>
            <text:p><text:span text:style-name="T4">grün: zweiter Operand (5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" style:display-name="Standard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" style:display-name="Standard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_5f_1_5f_1" style:display-name="Standard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_5f_1_5f_1" style:display-name="Standard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14.8cm" fo:page-height="10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12T15:47:46.379000000</meta:creation-date>
    <meta:generator>LibreOffice/6.2.3.2$Windows_X86_64 LibreOffice_project/aecc05fe267cc68dde00352a451aa867b3b546ac</meta:generator>
    <dc:date>2019-05-27T02:29:48.571000000</dc:date>
    <meta:editing-duration>PT37M44S</meta:editing-duration>
    <meta:editing-cycles>43</meta:editing-cycles>
    <meta:document-statistic meta:object-count="9"/>
  </office:meta>
</office:document-meta>
</file>